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cde1e0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b56130"/>
    </style:style>
    <style:style style:name="P43" style:family="paragraph" style:parent-style-name="Paragraph">
      <style:text-properties officeooo:rsid="01b3c1c4" officeooo:paragraph-rsid="01a8d3d8"/>
    </style:style>
    <style:style style:name="P44" style:family="paragraph" style:parent-style-name="Paragraph">
      <style:text-properties officeooo:rsid="01b3c1c4" officeooo:paragraph-rsid="01c9c041"/>
    </style:style>
    <style:style style:name="P45" style:family="paragraph" style:parent-style-name="Paragraph">
      <style:text-properties officeooo:rsid="01bdea49" officeooo:paragraph-rsid="01bdea49"/>
    </style:style>
    <style:style style:name="P46" style:family="paragraph" style:parent-style-name="Paragraph">
      <style:text-properties officeooo:rsid="01bdea49" officeooo:paragraph-rsid="01bf2a61"/>
    </style:style>
    <style:style style:name="P47" style:family="paragraph" style:parent-style-name="Heading">
      <style:text-properties officeooo:paragraph-rsid="01b3c1c4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e85a8" style:font-size-asian="11pt" style:font-size-complex="11pt"/>
    </style:style>
    <style:style style:name="P49" style:family="paragraph" style:parent-style-name="Table_20_Contents">
      <style:text-properties style:font-name="Calibri" fo:font-size="11pt" officeooo:rsid="01b171c2" officeooo:paragraph-rsid="01cde1e0" style:font-size-asian="11pt" style:font-size-complex="11pt"/>
    </style:style>
    <style:style style:name="P5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e85a8" style:font-size-asian="11pt" style:font-size-complex="11pt"/>
    </style:style>
    <style:style style:name="P51" style:family="paragraph" style:parent-style-name="Table_20_Contents">
      <style:text-properties style:font-name="Calibri" fo:font-size="11pt" officeooo:rsid="0164900f" officeooo:paragraph-rsid="01ce85a8" style:font-size-asian="11pt" style:font-size-complex="11pt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e85a8" style:font-size-asian="11pt" style:font-size-complex="11pt"/>
    </style:style>
    <style:style style:name="P53" style:family="paragraph" style:parent-style-name="Table_20_Contents">
      <style:text-properties style:font-name="Calibri" fo:font-size="11pt" officeooo:rsid="013d46b1" officeooo:paragraph-rsid="01ce85a8" style:font-size-asian="11pt" style:font-size-complex="11pt"/>
    </style:style>
    <style:style style:name="P54" style:family="paragraph" style:parent-style-name="Table_20_Contents">
      <style:text-properties style:font-name="Calibri" fo:font-size="11pt" officeooo:rsid="016722c9" officeooo:paragraph-rsid="01ce85a8" style:font-size-asian="11pt" style:font-size-complex="11pt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e85a8" style:font-size-asian="11pt" style:font-size-complex="11pt"/>
    </style:style>
    <style:style style:name="P56" style:family="paragraph" style:parent-style-name="Table_20_Contents">
      <style:text-properties style:font-name="Calibri" fo:font-size="11pt" officeooo:rsid="000ca0c9" officeooo:paragraph-rsid="01ce85a8" style:font-size-asian="11pt" style:font-size-complex="11pt"/>
    </style:style>
    <style:style style:name="P57" style:family="paragraph" style:parent-style-name="Table_20_Contents">
      <style:text-properties style:font-name="Calibri" fo:font-size="11pt" officeooo:rsid="000bac1b" officeooo:paragraph-rsid="01ce85a8" style:font-size-asian="11pt" style:font-size-complex="11pt"/>
    </style:style>
    <style:style style:name="P58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9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3" style:family="text">
      <style:text-properties officeooo:rsid="009631ec"/>
    </style:style>
    <style:style style:name="T14" style:family="text">
      <style:text-properties officeooo:rsid="0113c2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b3c1c4"/>
    </style:style>
    <style:style style:name="T17" style:family="text">
      <style:text-properties officeooo:rsid="01c720c3" style:font-size-asian="11pt"/>
    </style:style>
    <style:style style:name="T18" style:family="text">
      <style:text-properties officeooo:rsid="01c04cc4" style:font-size-asian="11pt"/>
    </style:style>
    <style:style style:name="T19" style:family="text">
      <style:text-properties officeooo:rsid="01bf2a6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5e7569"/>
    </style:style>
    <style:style style:name="T24" style:family="text">
      <style:text-properties officeooo:rsid="0171081e"/>
    </style:style>
    <style:style style:name="T25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49"><text:text-input text:description="">{% for address in  recipient.contactMethod['address'] %}</text:text-input></text:p>
            <text:p text:style-name="P49"><text:text-input text:description="">{{ address }}</text:text-input></text:p>
            <text:p text:style-name="P49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14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3"> </text:span><text:span text:style-name="T13"><text:text-input text:description="">{% endif %}</text:text-input></text:span></text:p>
          </table:table-cell>
          <table:covered-table-cell/>
        </table:table-row>
      </table:table>
      <text:p text:style-name="P36"/>
      <text:h text:style-name="P47" text:outline-level="1"><text:span text:style-name="T16"><text:text-input text:description="">{{ creditor }}</text:text-input></text:span><text:span text:style-name="T16"> (“the Creditor”) – Letter of Demand</text:span></text:h>
      <text:p text:style-name="P44">We act for the Creditor. <text:s/>We refer to the <text:text-input text:description="">{{ documentName }}</text:text-input> between the Creditor and <text:span text:style-name="T23"><text:text-input text:description="">{% if recipient.recipientType == 'company' %}</text:text-input></text:span><text:span text:style-name="T23"><text:text-input text:description="">{{ recipient.companyName }}</text:text-input></text:span><text:span text:style-name="T23"><text:text-input text:description="">{{ recipient.companyName }}</text:text-input></text:span><text:span text:style-name="T23"> </text:span><text:span text:style-name="T20">(</text:span><text:span text:style-name="T15">Debtor</text:span><text:span text:style-name="T20">)</text:span><text:span text:style-name="T23"><text:text-input text:description="">{% else %}</text:text-input></text:span><text:span text:style-name="T7"><text:text-input text:description="">{{ recipient.individuals|join_and( 'firstName', 'lastName') }}</text:text-input></text:span><text:span text:style-name="T7"><text:text-input text:description="">{% if recipient.individuals|length == 1 %}</text:text-input></text:span><text:span text:style-name="T7"> </text:span><text:span text:style-name="T8">(</text:span><text:span text:style-name="T10">Debtor</text:span><text:span text:style-name="T8">)</text:span><text:span text:style-name="T8"><text:text-input text:description="">{% else %}</text:text-input></text:span><text:span text:style-name="T8"> (</text:span><text:span text:style-name="T10">Debtor</text:span><text:span text:style-name="T11">s</text:span><text:span text:style-name="T8">)</text:span><text:span text:style-name="T9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0">(</text:span><text:span text:style-name="T15">the Agreement</text:span><text:span text:style-name="T20">)</text:span>. <text:s/>Please address all future correspondence in connection with the Agreement to us in the first instance. </text:p>
      <text:p text:style-name="P41"><text:text-input text:description="">{% if breakdown and breakdown.show == 'Yes'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5804653807645831745" text:style-name="L1">
              <text:list-item>
                <text:p text:style-name="P58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70905510668424" text:continue-numbering="true" text:style-name="L1">
              <text:list-header>
                <text:p text:style-name="P59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70905228846679" text:continue-numbering="true" text:style-name="L1">
              <text:list-item>
                <text:p text:style-name="P58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70905511292523" text:continue-numbering="true" text:style-name="L1">
              <text:list-header>
                <text:p text:style-name="P58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3"><text:text-input text:description="">{% else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.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5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6">On behalf of the Creditor, we hereby make formal demand on the Debtor for full payment of <text:span text:style-name="T18"><text:text-input text:description="">{{ totalIndebtedness|format_number|currency}}</text:text-input></text:span>. <text:s/>Payment must be made in cleared funds by electronic funds transfer to our trust account, account number<text:span text:style-name="T15"> 12-3107-0010923-02</text:span>, using the reference “ID <text:text-input text:description="">{{ matter.matterId }}</text:text-input>”.</text:p>
      <text:p text:style-name="P46"><text:span text:style-name="T19">I</text:span>f full payment of the amount demanded is not received by <text:span text:style-name="T15">5:00 pm on </text:span><text:span text:style-name="T15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46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0"/>
            <text:p text:style-name="P30"/>
            <text:p text:style-name="P30"/>
            <text:p text:style-name="P31"/>
            <text:p text:style-name="P30"><text:text-input text:description="">{% if sender %}</text:text-input></text:p>
            <text:p text:style-name="P32"><text:text-input text:description="">{{ sender }}</text:text-input></text:p>
            <text:p text:style-name="P32"><text:text-input text:description="">{{ mappings.sender[sender].title }}</text:text-input></text:p>
            <text:p text:style-name="P32"><text:text-input text:description="">{{ mappings.sender[sender].phone }}</text:text-input></text:p>
            <text:p text:style-name="P33"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52"><text:text-input text:description="">{% if copyTo %}</text:text-input></text:p>
      <text:p text:style-name="P48"/>
      <text:p text:style-name="P48"/>
      <text:p text:style-name="P53"><text:text-input text:description="">{% for copy in copyTo %}</text:text-input></text:p>
      <text:p text:style-name="P54"><text:text-input text:description="">{% if loop.index == 1 %}</text:text-input></text:p>
      <text:p text:style-name="P56">Copy To:<text:tab/><text:span text:style-name="T21"><text:text-input text:description="">{{ copy.name }}</text:text-input></text:span></text:p>
      <text:p text:style-name="P51"><text:text-input text:description="">{% else %}</text:text-input></text:p>
      <text:p text:style-name="P51"><text:tab/><text:tab/><text:span text:style-name="T21"><text:text-input text:description="">{{ copy.name }}</text:text-input></text:span></text:p>
      <text:p text:style-name="P51"><text:text-input text:description="">{% endif %}</text:text-input></text:p>
      <text:p text:style-name="P53"><text:tab/><text:tab/><text:span text:style-name="T22"><text:text-input text:description="">{% if copy.email %}</text:text-input></text:span></text:p>
      <text:p text:style-name="P53"><text:tab/><text:tab/><text:span text:style-name="T22"><text:text-input text:description="">{{ copy.email }}</text:text-input></text:span></text:p>
      <text:p text:style-name="P51"><text:tab/><text:tab/><text:text-input text:description="">{% endif %}</text:text-input></text:p>
      <text:p text:style-name="P53"><text:tab/><text:tab/><text:span text:style-name="T24"><text:text-input text:description="">{% for addressLine in copy['address'] %}</text:text-input></text:span></text:p>
      <text:p text:style-name="P53"><text:tab/><text:tab/><text:span text:style-name="T25"><text:text-input text:description="">{{ addressLine }}</text:text-input></text:span></text:p>
      <text:p text:style-name="P57"><text:tab/><text:tab/><text:span text:style-name="T25"><text:text-input text:description="">{% endfor %}</text:text-input></text:span></text:p>
      <text:p text:style-name="P57"/>
      <text:p text:style-name="P55"><text:text-input text:description="">{% endfor %}</text:text-input></text:p>
      <text:p text:style-name="P5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9:04.460387000</dc:date>
    <meta:editing-duration>P3DT4H11M39S</meta:editing-duration>
    <meta:editing-cycles>426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7" meta:word-count="767" meta:character-count="3893" meta:non-whitespace-character-count="3376"/>
  </office:meta>
</office:document-meta>
</file>